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50.04pt"/>
    </style:style>
    <style:style style:name="co2" style:family="table-column">
      <style:table-column-properties fo:break-before="auto" style:column-width="160.75pt"/>
    </style:style>
    <style:style style:name="co3" style:family="table-column">
      <style:table-column-properties fo:break-before="auto" style:column-width="64.69pt"/>
    </style:style>
    <style:style style:name="co4" style:family="table-column">
      <style:table-column-properties fo:break-before="auto" style:column-width="329.1pt"/>
    </style:style>
    <style:style style:name="co5" style:family="table-column">
      <style:table-column-properties fo:break-before="auto" style:column-width="287.21pt"/>
    </style:style>
    <style:style style:name="co6" style:family="table-column">
      <style:table-column-properties fo:break-before="auto" style:column-width="304.7pt"/>
    </style:style>
    <style:style style:name="co7" style:family="table-column">
      <style:table-column-properties fo:break-before="auto" style:column-width="296.36pt"/>
    </style:style>
    <style:style style:name="ro1" style:family="table-row">
      <style:table-row-properties style:row-height="15.99pt" fo:break-before="auto" style:use-optimal-row-height="true"/>
    </style:style>
    <style:style style:name="ro2" style:family="table-row">
      <style:table-row-properties style:row-height="17.01pt" fo:break-before="auto" style:use-optimal-row-height="true"/>
    </style:style>
    <style:style style:name="ro3" style:family="table-row">
      <style:table-row-properties style:row-height="18.99pt" fo:break-before="auto" style:use-optimal-row-height="false"/>
    </style:style>
    <style:style style:name="ro4" style:family="table-row">
      <style:table-row-properties style:row-height="15pt" fo:break-before="auto" style:use-optimal-row-height="false"/>
    </style:style>
    <style:style style:name="ro5" style:family="table-row">
      <style:table-row-properties style:row-height="57.46pt" fo:break-before="auto" style:use-optimal-row-height="true"/>
    </style:style>
    <style:style style:name="ro6" style:family="table-row">
      <style:table-row-properties style:row-height="35.04pt" fo:break-before="auto" style:use-optimal-row-height="true"/>
    </style:style>
    <style:style style:name="ro7" style:family="table-row">
      <style:table-row-properties style:row-height="23.84pt" fo:break-before="auto" style:use-optimal-row-height="true"/>
    </style:style>
    <style:style style:name="ro8" style:family="table-row">
      <style:table-row-properties style:row-height="68.66pt" fo:break-before="auto" style:use-optimal-row-height="true"/>
    </style:style>
    <style:style style:name="ro9" style:family="table-row">
      <style:table-row-properties style:row-height="90.99pt" fo:break-before="auto" style:use-optimal-row-height="true"/>
    </style:style>
    <style:style style:name="ro10" style:family="table-row">
      <style:table-row-properties style:row-height="46.26pt" fo:break-before="auto" style:use-optimal-row-height="true"/>
    </style:style>
    <style:style style:name="ro11" style:family="table-row">
      <style:table-row-properties style:row-height="57.74pt" fo:break-before="auto" style:use-optimal-row-height="true"/>
    </style:style>
    <style:style style:name="ro12" style:family="table-row">
      <style:table-row-properties style:row-height="46.49pt" fo:break-before="auto" style:use-optimal-row-height="true"/>
    </style:style>
    <style:style style:name="ta1" style:family="table" style:master-page-name="PageStyle_5f_Mall">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hyperlink xlink:href="https://www.kth.se/social/group/examensarbete-vid-cs/page/bedomningsprotokoll/" xlink:type="simple"/>
      </style:table-cell-properties>
      <style:paragraph-properties fo:text-align="start" css3t:text-justify="auto" fo:margin-left="0pt" style:writing-mode="page"/>
    </style:style>
    <style:style style:name="ce1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0" style:family="table-cell" style:parent-style-name="Default">
      <style:table-cell-properties fo:background-color="#d9d9d9" style:diagonal-bl-tr="none" style:diagonal-tl-br="none" style:text-align-source="value-type" style:repeat-content="false" fo:wrap-option="no-wrap" fo:border="0.74pt solid #ff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ackground-color="#fff2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fo:background-color="#ccff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ackground-color="#ccff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ackground-color="#ccff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ackground-color="#b9cde5"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Default">
      <style:table-cell-properties fo:background-color="#fff2c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order-bottom="0.74pt solid #000000" fo:background-color="#fff2cc"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323333"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2"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6"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9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2"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quot;;&quot;F&quot;;&quot;-&quot;)" table:allow-empty-cell="true" table:display-list="unsorted" table:base-cell-address="Mall.C24">
          <table:error-message table:message-type="stop" table:display="true"/>
        </table:content-validation>
      </table:content-validations>
      <table:table table:name="Mall"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6" table:default-cell-style-name="Default"/>
        <table:table-column table:style-name="co7" table:default-cell-style-name="Default"/>
        <table:table-column table:style-name="co3" table:number-columns-repeated="1015" table:default-cell-style-name="Default"/>
        <table:table-row table:style-name="ro1">
          <table:table-cell table:style-name="ce1"/>
          <table:table-cell table:style-name="ce56" office:value-type="string" calcext:value-type="string" table:number-columns-spanned="2" table:number-rows-spanned="1">
            <text:p>Student:</text:p>
          </table:table-cell>
          <table:covered-table-cell table:style-name="ce55"/>
          <table:table-cell table:style-name="ce27" office:value-type="string" calcext:value-type="string">
            <text:p>Alexander Hjelm</text:p>
          </table:table-cell>
          <table:table-cell table:style-name="ce32" table:number-columns-repeated="2"/>
          <table:table-cell table:style-name="ce2" table:number-columns-repeated="3"/>
          <table:table-cell table:style-name="ce55" table:number-columns-repeated="6"/>
          <table:table-cell table:number-columns-repeated="1009"/>
        </table:table-row>
        <table:table-row table:style-name="ro1">
          <table:table-cell table:style-name="ce1"/>
          <table:table-cell table:style-name="ce1" office:value-type="string" calcext:value-type="string">
            <text:p>Supervisor</text:p>
          </table:table-cell>
          <table:table-cell table:style-name="ce55"/>
          <table:table-cell table:style-name="ce27" office:value-type="string" calcext:value-type="string">
            <text:p>Chistopher Peters</text:p>
          </table:table-cell>
          <table:table-cell table:style-name="ce32" table:number-columns-repeated="2"/>
          <table:table-cell table:style-name="ce2" table:number-columns-repeated="3"/>
          <table:table-cell table:style-name="ce55" table:number-columns-repeated="6"/>
          <table:table-cell table:number-columns-repeated="1009"/>
        </table:table-row>
        <table:table-row table:style-name="ro1">
          <table:table-cell table:style-name="ce1"/>
          <table:table-cell table:style-name="ce56" office:value-type="string" calcext:value-type="string" table:number-columns-spanned="2" table:number-rows-spanned="1">
            <text:p>Examiner</text:p>
          </table:table-cell>
          <table:covered-table-cell table:style-name="ce55"/>
          <table:table-cell table:style-name="ce28" office:value-type="string" calcext:value-type="string">
            <text:p>Jonas Beskow</text:p>
          </table:table-cell>
          <table:table-cell table:style-name="ce33" table:number-columns-repeated="2"/>
          <table:table-cell table:style-name="ce2" table:number-columns-repeated="3"/>
          <table:table-cell table:style-name="ce55" table:number-columns-repeated="6"/>
          <table:table-cell table:number-columns-repeated="1009"/>
        </table:table-row>
        <table:table-row table:style-name="ro1">
          <table:table-cell table:style-name="ce2"/>
          <table:table-cell table:style-name="ce12" office:value-type="string" calcext:value-type="string" table:number-columns-spanned="7" table:number-rows-spanned="1">
            <text:p>Gulmarkerade fält ska fyllas i, gråmarkerade fält (områdes- och slutbetyg) beräknas automatiskt</text:p>
          </table:table-cell>
          <table:covered-table-cell table:number-columns-repeated="6" table:style-name="ce55"/>
          <table:table-cell table:style-name="ce2"/>
          <table:table-cell table:style-name="ce55" table:number-columns-repeated="6"/>
          <table:table-cell table:number-columns-repeated="1009"/>
        </table:table-row>
        <table:table-row table:style-name="ro1">
          <table:table-cell table:style-name="ce2" table:number-columns-repeated="2"/>
          <table:table-cell table:style-name="ce55" table:number-columns-repeated="6"/>
          <table:table-cell table:style-name="ce2"/>
          <table:table-cell table:style-name="ce55" table:number-columns-repeated="6"/>
          <table:table-cell table:number-columns-repeated="1009"/>
        </table:table-row>
        <table:table-row table:style-name="ro1">
          <table:table-cell table:style-name="ce2"/>
          <table:table-cell table:style-name="ce1" office:value-type="string" calcext:value-type="string">
            <text:p>Student - instructions</text:p>
          </table:table-cell>
          <table:table-cell table:style-name="ce55" table:number-columns-repeated="6"/>
          <table:table-cell table:style-name="ce2"/>
          <table:table-cell table:style-name="ce55" table:number-columns-repeated="6"/>
          <table:table-cell table:number-columns-repeated="1009"/>
        </table:table-row>
        <table:table-row table:style-name="ro1">
          <table:table-cell table:style-name="ce2"/>
          <table:table-cell table:style-name="ce12" office:value-type="string" calcext:value-type="string" table:number-columns-spanned="7" table:number-rows-spanned="1">
            <text:p>1. Save a copy of the file. Name with course code and name, e.g. DA221XKarlPettersson.xlsx</text:p>
          </table:table-cell>
          <table:covered-table-cell table:number-columns-repeated="6" table:style-name="ce21"/>
          <table:table-cell table:style-name="ce2"/>
          <table:table-cell table:style-name="ce55" table:number-columns-repeated="6"/>
          <table:table-cell table:number-columns-repeated="1009"/>
        </table:table-row>
        <table:table-row table:style-name="ro2">
          <table:table-cell table:style-name="ce2"/>
          <table:table-cell table:style-name="ce13" office:value-type="string" calcext:value-type="string">
            <text:p>2. For every assessment item look at the requirements (column G), and mark with a P in column C if you think that you meet the requirements. Explain how in column D.</text:p>
          </table:table-cell>
          <table:table-cell table:style-name="ce22" table:number-columns-repeated="6"/>
          <table:table-cell table:style-name="ce2"/>
          <table:table-cell table:style-name="ce55" table:number-columns-repeated="6"/>
          <table:table-cell table:number-columns-repeated="1009"/>
        </table:table-row>
        <table:table-row table:style-name="ro1">
          <table:table-cell table:style-name="ce2"/>
          <table:table-cell table:style-name="ce12" office:value-type="string" calcext:value-type="string" table:number-columns-spanned="7" table:number-rows-spanned="1">
            <text:p>3. If you meet the requireent for every item, send the excel file to the supervisor together with the report for the presentation.</text:p>
          </table:table-cell>
          <table:covered-table-cell table:number-columns-repeated="6" table:style-name="ce55"/>
          <table:table-cell table:style-name="ce2"/>
          <table:table-cell table:style-name="ce55" table:number-columns-repeated="6"/>
          <table:table-cell table:number-columns-repeated="1009"/>
        </table:table-row>
        <table:table-row table:style-name="ro1">
          <table:table-cell table:style-name="ce2"/>
          <table:table-cell table:style-name="ce12" table:number-columns-spanned="7" table:number-rows-spanned="1"/>
          <table:covered-table-cell table:number-columns-repeated="6" table:style-name="ce55"/>
          <table:table-cell table:style-name="ce2"/>
          <table:table-cell table:style-name="ce55" table:number-columns-repeated="6"/>
          <table:table-cell table:number-columns-repeated="1009"/>
        </table:table-row>
        <table:table-row table:style-name="ro1">
          <table:table-cell table:style-name="ce2"/>
          <table:table-cell table:style-name="ce56" office:value-type="string" calcext:value-type="string" table:number-columns-spanned="7" table:number-rows-spanned="1">
            <text:p>Supervisor - instructions</text:p>
          </table:table-cell>
          <table:covered-table-cell table:number-columns-repeated="6" table:style-name="ce23"/>
          <table:table-cell table:style-name="ce55" table:number-columns-repeated="7"/>
          <table:table-cell table:number-columns-repeated="1009"/>
        </table:table-row>
        <table:table-row table:style-name="ro1">
          <table:table-cell table:style-name="ce10"/>
          <table:table-cell table:style-name="ce59" office:value-type="string" calcext:value-type="string" table:number-columns-spanned="7" table:number-rows-spanned="1">
            <text:p>4. Review the student's report and sele evaluation and add your comments to column E</text:p>
          </table:table-cell>
          <table:covered-table-cell table:number-columns-repeated="6" table:style-name="ce55"/>
          <table:table-cell table:style-name="ce50"/>
          <table:table-cell table:style-name="ce55" table:number-columns-repeated="6"/>
          <table:table-cell table:number-columns-repeated="1009"/>
        </table:table-row>
        <table:table-row table:style-name="ro1">
          <table:table-cell table:style-name="ce10"/>
          <table:table-cell table:style-name="ce59" office:value-type="string" calcext:value-type="string" table:number-columns-spanned="6" table:number-rows-spanned="1">
            <text:p>5-P. When you agree with the student's assessment and all objects are fulfilled send the evaluation and the report to the examiner.</text:p>
          </table:table-cell>
          <table:covered-table-cell table:number-columns-repeated="5" table:style-name="ce55"/>
          <table:table-cell table:style-name="ce10"/>
          <table:table-cell table:style-name="ce50"/>
          <table:table-cell table:style-name="ce55" table:number-columns-repeated="6"/>
          <table:table-cell table:number-columns-repeated="1009"/>
        </table:table-row>
        <table:table-row table:style-name="ro3">
          <table:table-cell table:style-name="ce10"/>
          <table:table-cell table:style-name="ce59" office:value-type="string" calcext:value-type="string" table:number-columns-spanned="4" table:number-rows-spanned="1">
            <text:p>5-F. If some of the objectives are not OK, send the valuation form back and feedback what needs to be corrected. The process gies back to step 2.</text:p>
          </table:table-cell>
          <table:covered-table-cell table:number-columns-repeated="3" table:style-name="ce10"/>
          <table:table-cell table:style-name="ce55" table:number-columns-repeated="2"/>
          <table:table-cell table:style-name="ce10"/>
          <table:table-cell table:style-name="ce50"/>
          <table:table-cell table:style-name="ce55" table:number-columns-repeated="6"/>
          <table:table-cell table:number-columns-repeated="1009"/>
        </table:table-row>
        <table:table-row table:style-name="ro1">
          <table:table-cell table:style-name="ce10" table:number-columns-repeated="2"/>
          <table:table-cell table:style-name="ce55" table:number-columns-repeated="5"/>
          <table:table-cell table:style-name="ce10"/>
          <table:table-cell table:style-name="ce50"/>
          <table:table-cell table:style-name="ce55" table:number-columns-repeated="6"/>
          <table:table-cell table:number-columns-repeated="1009"/>
        </table:table-row>
        <table:table-row table:style-name="ro1">
          <table:table-cell table:style-name="ce10"/>
          <table:table-cell table:style-name="ce56" office:value-type="string" calcext:value-type="string" table:number-columns-spanned="7" table:number-rows-spanned="1">
            <text:p>Examinater - instructions</text:p>
          </table:table-cell>
          <table:covered-table-cell table:number-columns-repeated="6" table:style-name="ce23"/>
          <table:table-cell table:style-name="ce50"/>
          <table:table-cell table:style-name="ce55" table:number-columns-repeated="6"/>
          <table:table-cell table:number-columns-repeated="1009"/>
        </table:table-row>
        <table:table-row table:style-name="ro1">
          <table:table-cell table:style-name="ce10"/>
          <table:table-cell office:value-type="string" calcext:value-type="string">
            <text:p>6. <text:s/>Review the student's report and the supervisor's assessment and add your own comments in column F.</text:p>
          </table:table-cell>
          <table:table-cell table:style-name="ce10" table:number-columns-repeated="6"/>
          <table:table-cell table:style-name="ce50"/>
          <table:table-cell table:style-name="ce55" table:number-columns-repeated="6"/>
          <table:table-cell table:number-columns-repeated="1009"/>
        </table:table-row>
        <table:table-row table:style-name="ro4">
          <table:table-cell table:style-name="ce10"/>
          <table:table-cell table:style-name="ce15" office:value-type="string" calcext:value-type="string" table:number-columns-spanned="7" table:number-rows-spanned="1">
            <text:p>7-F. If some objective is not at a passing level, send back the evaluation form to the supervisor and feedback what the student needs to correct. <text:s/>The supervisor is responsible for the process to continue at step 2.</text:p>
          </table:table-cell>
          <table:covered-table-cell table:number-columns-repeated="6" table:style-name="ce24"/>
          <table:table-cell table:style-name="ce50"/>
          <table:table-cell table:style-name="ce55" table:number-columns-repeated="6"/>
          <table:table-cell table:number-columns-repeated="1009"/>
        </table:table-row>
        <table:table-row table:style-name="ro1">
          <table:table-cell table:style-name="ce10"/>
          <table:table-cell table:style-name="ce59" office:value-type="string" calcext:value-type="string" table:number-columns-spanned="6" table:number-rows-spanned="1">
            <text:p>7-P. When all objectives are fulfilled, report the result.</text:p>
          </table:table-cell>
          <table:covered-table-cell table:number-columns-repeated="5" table:style-name="ce55"/>
          <table:table-cell table:style-name="ce10"/>
          <table:table-cell table:style-name="ce50"/>
          <table:table-cell table:style-name="ce55" table:number-columns-repeated="6"/>
          <table:table-cell table:number-columns-repeated="1009"/>
        </table:table-row>
        <table:table-row table:style-name="ro1">
          <table:table-cell table:style-name="ce10"/>
          <table:table-cell table:style-name="ce59" office:value-type="string" calcext:value-type="string" table:number-columns-spanned="6" table:number-rows-spanned="1">
            <text:p>8. <text:s/>Make a pdf (File &gt; Save as &gt; <text:s/>PDF; <text:s/>Sheet ( Fit to width; Page Layout: Landscape))</text:p>
          </table:table-cell>
          <table:covered-table-cell table:number-columns-repeated="5" table:style-name="ce55"/>
          <table:table-cell table:style-name="ce10"/>
          <table:table-cell table:style-name="ce50"/>
          <table:table-cell table:style-name="ce55" table:number-columns-repeated="6"/>
          <table:table-cell table:number-columns-repeated="1009"/>
        </table:table-row>
        <table:table-row table:style-name="ro1">
          <table:table-cell table:style-name="ce10"/>
          <table:table-cell table:style-name="ce16" table:formula="of:=HYPERLINK(&quot;https://www.kth.se/social/group/examensarbete-vid-cs/page/bedomningsprotokoll/&quot;;&quot;9. Upload pdf to the course web according to the instructions at this link or send the pdf to Ann Bengtsson&quot;)" office:value-type="string" office:string-value="9. Upload pdf to the course web according to the instructions at this link or send the pdf to Ann Bengtsson" calcext:value-type="string">
            <text:p>9. Upload pdf to the course web according to the instructions at this link or send the pdf to Ann Bengtsson</text:p>
          </table:table-cell>
          <table:table-cell table:style-name="ce10" table:number-columns-repeated="6"/>
          <table:table-cell table:style-name="ce50"/>
          <table:table-cell table:style-name="ce55" table:number-columns-repeated="6"/>
          <table:table-cell table:number-columns-repeated="1009"/>
        </table:table-row>
        <table:table-row table:style-name="ro1">
          <table:table-cell table:style-name="ce4" table:number-columns-repeated="8"/>
          <table:table-cell table:style-name="ce50"/>
          <table:table-cell table:style-name="ce55" table:number-columns-repeated="6"/>
          <table:table-cell table:number-columns-repeated="1009"/>
        </table:table-row>
        <table:table-row table:style-name="ro1">
          <table:table-cell table:style-name="ce4"/>
          <table:table-cell table:style-name="ce4" office:value-type="string" calcext:value-type="string">
            <text:p>Assessment component</text:p>
          </table:table-cell>
          <table:table-cell table:style-name="ce4" office:value-type="string" calcext:value-type="string">
            <text:p>Assessment</text:p>
          </table:table-cell>
          <table:table-cell table:style-name="ce4" office:value-type="string" calcext:value-type="string">
            <text:p>Self evaluation</text:p>
          </table:table-cell>
          <table:table-cell table:style-name="ce4" office:value-type="string" calcext:value-type="string">
            <text:p>Supervisor's comment to the student's self evaluation</text:p>
          </table:table-cell>
          <table:table-cell table:style-name="ce4" office:value-type="string" calcext:value-type="string">
            <text:p>Examiner's comment</text:p>
          </table:table-cell>
          <table:table-cell table:style-name="ce4" office:value-type="string" calcext:value-type="string">
            <text:p>Requirment</text:p>
          </table:table-cell>
          <table:table-cell table:style-name="ce4" office:value-type="string" calcext:value-type="string">
            <text:p>KTH objective</text:p>
          </table:table-cell>
          <table:table-cell table:style-name="ce50"/>
          <table:table-cell table:style-name="ce55" table:number-columns-repeated="6"/>
          <table:table-cell table:number-columns-repeated="1009"/>
        </table:table-row>
        <table:table-row table:style-name="ro5">
          <table:table-cell table:style-name="ce14" table:number-columns-spanned="1" table:number-rows-spanned="9"/>
          <table:table-cell table:style-name="ce17" office:value-type="string" calcext:value-type="string">
            <text:p>Introduction incl. Problem formulation, question</text:p>
          </table:table-cell>
          <table:table-cell table:style-name="ce25" table:content-validation-name="val1" office:value-type="string" calcext:value-type="string">
            <text:p>P</text:p>
          </table:table-cell>
          <table:table-cell table:style-name="ce29" office:value-type="string" calcext:value-type="string">
            <text:p>I think I have fomulated research questions that are clearly evaluable, supplemented with evaluation methods and metrics, and clear delimitations (sections 1.4, 1.5). In addition to this, the introduction section provides neccessary definitions and a quick field introduction that anchors the project to the field as a whole (sections 1.1-1.3).</text:p>
          </table:table-cell>
          <table:table-cell table:style-name="ce34"/>
          <table:table-cell table:style-name="ce36"/>
          <table:table-cell table:style-name="ce84" office:value-type="string" calcext:value-type="string">
            <text:p>The studied problem is clearly defined, scientifically relevant (sufficiently complex) and possible to evaluate. Conditions and limitations described.</text:p>
          </table:table-cell>
          <table:table-cell table:style-name="ce44" office:value-type="string" calcext:value-type="string">
            <text:p>3. Ability to identify, analyze, assess and deal with complex phenomena, issues and situations even with limited information</text:p>
          </table:table-cell>
          <table:table-cell table:style-name="ce55" table:number-columns-repeated="7"/>
          <table:table-cell table:number-columns-repeated="1009"/>
        </table:table-row>
        <table:table-row table:style-name="ro5">
          <table:covered-table-cell table:style-name="ce6"/>
          <table:table-cell table:style-name="ce17" office:value-type="string" calcext:value-type="string">
            <text:p>Background, litterature study</text:p>
          </table:table-cell>
          <table:table-cell table:style-name="ce25" table:content-validation-name="val1" office:value-type="string" calcext:value-type="string">
            <text:p>P</text:p>
          </table:table-cell>
          <table:table-cell table:style-name="ce29" office:value-type="string" calcext:value-type="string">
            <text:p>The background (chapter 2) contains relevant and necessary literature references, is up-to-date and reflects the research field, albeit the presentation is somewhat unstructured. However for the purposes of the project I argue that the current presentation is sufficient for the reader, and provides a good reading flow.</text:p>
          </table:table-cell>
          <table:table-cell table:style-name="ce34"/>
          <table:table-cell table:style-name="ce36"/>
          <table:table-cell table:style-name="ce84" office:value-type="string" calcext:value-type="string">
            <text:p>The scientific field of work is well introducedl. The background contains a written review of previous research and development, and the student's own work is designed in accordance with the conclusions of this review. Work related to the state of the art of knowledge are described.</text:p>
          </table:table-cell>
          <table:table-cell table:style-name="ce45" office:value-type="string" calcext:value-type="string">
            <text:p>1. <text:s/>knowledge of the disciplinary foundation of and proven experience in his or her chosen field of technology … 1. <text:s/>insight into current research and development work. 2. ability to holistically, critically and systematically, seek, gather and integrate knowledge and identify the personal need for further knowledge</text:p>
          </table:table-cell>
          <table:table-cell table:style-name="ce45" office:value-type="string" calcext:value-type="string">
            <text:p>1. Kunskap om det valda ämnesområdets vetenskapliga grund och beprövade erfarenhet... 1. ... fördjupad insikt i aktuellt forsknings- och utvecklingsarbete. 2. Förmåga att med helhetssyn, kritiskt och systematiskt, söka, samla och integrera kunskap samt identifiera sitt behov av ytterligare kunskap <text:s text:c="31"/></text:p>
          </table:table-cell>
          <table:table-cell table:style-name="ce51" table:number-columns-repeated="3"/>
          <table:table-cell table:style-name="ce55" table:number-columns-repeated="3"/>
          <table:table-cell table:number-columns-repeated="1009"/>
        </table:table-row>
        <table:table-row table:style-name="ro6">
          <table:covered-table-cell table:style-name="ce6"/>
          <table:table-cell table:style-name="ce17" office:value-type="string" calcext:value-type="string">
            <text:p>Method</text:p>
          </table:table-cell>
          <table:table-cell table:style-name="ce25" table:content-validation-name="val1" office:value-type="string" calcext:value-type="string">
            <text:p>P</text:p>
          </table:table-cell>
          <table:table-cell table:style-name="ce29" office:value-type="string" calcext:value-type="string">
            <text:p>The methods used in the projects are clearly presented in the report, supplemented with relevant literature sources (sections 3.1-3.4).</text:p>
          </table:table-cell>
          <table:table-cell table:style-name="ce34"/>
          <table:table-cell table:style-name="ce36"/>
          <table:table-cell table:style-name="ce84" office:value-type="string" calcext:value-type="string">
            <text:p>The selected method is adquate scientifically or from an engineering perspective, well presented and applied correctly. Relevant knowledge from the education is used correctly.</text:p>
          </table:table-cell>
          <table:table-cell table:style-name="ce84" office:value-type="string" calcext:value-type="string">
            <text:p>1. ... and demonstrate specialised methodological knowledge in the main field of study.. 4. ... using appropriate methods, undertake advanced tasksr...</text:p>
          </table:table-cell>
          <table:table-cell table:style-name="ce51" table:number-columns-repeated="4"/>
          <table:table-cell table:style-name="ce55" table:number-columns-repeated="3"/>
          <table:table-cell table:number-columns-repeated="1009"/>
        </table:table-row>
        <table:table-row table:style-name="ro6">
          <table:covered-table-cell table:style-name="ce6"/>
          <table:table-cell table:style-name="ce17" office:value-type="string" calcext:value-type="string">
            <text:p>Results</text:p>
          </table:table-cell>
          <table:table-cell table:style-name="ce25" table:content-validation-name="val1" office:value-type="string" calcext:value-type="string">
            <text:p>P</text:p>
          </table:table-cell>
          <table:table-cell table:style-name="ce29" office:value-type="string" calcext:value-type="string">
            <text:p>The results are presented in an objective, trivial way, with the most important parts highlighted in the supplementary captions and text (section 4.1).</text:p>
          </table:table-cell>
          <table:table-cell table:style-name="ce34"/>
          <table:table-cell table:style-name="ce36"/>
          <table:table-cell table:style-name="ce40" office:value-type="string" calcext:value-type="string">
            <text:p>The results from the work are accurate, non-trivial and newsworthy.</text:p>
          </table:table-cell>
          <table:table-cell table:style-name="ce46" office:value-type="string" calcext:value-type="string">
            <text:p>5. ... develop ... Products, processes, systems, methods or technicl solutions. 8.demonstrate the skills required for participation in research and development work <text:s text:c="21"/></text:p>
          </table:table-cell>
          <table:table-cell table:style-name="ce51" table:number-columns-repeated="4"/>
          <table:table-cell table:style-name="ce55" table:number-columns-repeated="3"/>
          <table:table-cell table:number-columns-repeated="1009"/>
        </table:table-row>
        <table:table-row table:style-name="ro7">
          <table:covered-table-cell table:style-name="ce6"/>
          <table:table-cell table:style-name="ce17" office:value-type="string" calcext:value-type="string">
            <text:p>Evaluation</text:p>
          </table:table-cell>
          <table:table-cell table:style-name="ce25" table:content-validation-name="val1" office:value-type="string" calcext:value-type="string">
            <text:p>P</text:p>
          </table:table-cell>
          <table:table-cell table:style-name="ce29" office:value-type="string" calcext:value-type="string">
            <text:p>The evaluation criteria have been properly presented in the report, and used in the results and conclusions sections (sections 3.5, 4.1)</text:p>
          </table:table-cell>
          <table:table-cell table:style-name="ce34"/>
          <table:table-cell table:style-name="ce36"/>
          <table:table-cell table:style-name="ce40" office:value-type="string" calcext:value-type="string">
            <text:p>The work has been evaluated in a proper manner with appropriate methods.</text:p>
          </table:table-cell>
          <table:table-cell table:style-name="ce44" office:value-type="string" calcext:value-type="string">
            <text:p>4. ... and to asses this work, 5. ... Assess <text:s/>products, processes, systems, methods and technical solutions.</text:p>
          </table:table-cell>
          <table:table-cell table:style-name="ce55" table:number-columns-repeated="7"/>
          <table:table-cell table:number-columns-repeated="1009"/>
        </table:table-row>
        <table:table-row table:style-name="ro5">
          <table:covered-table-cell table:style-name="ce6"/>
          <table:table-cell table:style-name="ce17" office:value-type="string" calcext:value-type="string">
            <text:p>Discussion, conclusions</text:p>
          </table:table-cell>
          <table:table-cell table:style-name="ce25" table:content-validation-name="val1" office:value-type="string" calcext:value-type="string">
            <text:p>P</text:p>
          </table:table-cell>
          <table:table-cell table:style-name="ce29" office:value-type="string" calcext:value-type="string">
            <text:p>I assess my original hypothsises and research questions sufficiently in the results and conclusions sections (section 4.2, chapter 5). The conclusions section provides a stimulating discussion about the context of this work in a broader scientific scope. Future work has been identified and commented.</text:p>
          </table:table-cell>
          <table:table-cell table:style-name="ce34"/>
          <table:table-cell table:style-name="ce36"/>
          <table:table-cell table:style-name="ce40" office:value-type="string" calcext:value-type="string">
            <text:p>The conclusions are well-founded and accurate. There is a clear link between the findings, hypotheses and results. Future development of the work is discussed and the need for additional studies identified.</text:p>
          </table:table-cell>
          <table:table-cell table:style-name="ce44" office:value-type="string" calcext:value-type="string">
            <text:p>6. ... in written form ... clearly account for and discussion ones conclusions and the knowledge and the arguents that form the foundations for these. 7. abiloty to make assessments taking into account relevant.... scientific ... aspects. 2. ...identify the need for further knowledge.</text:p>
          </table:table-cell>
          <table:table-cell table:style-name="ce55" table:number-columns-repeated="7"/>
          <table:table-cell table:number-columns-repeated="1009"/>
        </table:table-row>
        <table:table-row table:style-name="ro5">
          <table:covered-table-cell table:style-name="ce6"/>
          <table:table-cell table:style-name="ce17" office:value-type="string" calcext:value-type="string">
            <text:p>Sustainability and ethics</text:p>
          </table:table-cell>
          <table:table-cell table:style-name="ce25" table:content-validation-name="val1" office:value-type="string" calcext:value-type="string">
            <text:p>-</text:p>
          </table:table-cell>
          <table:table-cell table:style-name="ce29" office:value-type="string" calcext:value-type="string">
            <text:p>Very little attention has been payed to an ecological and ethical discussion of the project. I argue that it was not neccessary to conduct such discussions, and that they would not contribute significantly to the value of the report.</text:p>
          </table:table-cell>
          <table:table-cell table:style-name="ce34"/>
          <table:table-cell table:style-name="ce36"/>
          <table:table-cell table:style-name="ce41" office:value-type="string" calcext:value-type="string">
            <text:p>Reports issues and motivates the work and discusses the results from different perspectives, focusing on economic, social and ecological sustainable development and ethical aspects or explain clearly and accurately argues for why this is not relevant for the specific thesis.</text:p>
          </table:table-cell>
          <table:table-cell table:style-name="ce84" office:value-type="string" calcext:value-type="string">
            <text:p>5. ability to develop and asses... taking into account ... needs of individuals and the targets for economically, socially and ecologically sustainable development set by the community. 7.ability to make assessments informed by relevant ... ethical ... aspects </text:p>
          </table:table-cell>
          <table:table-cell table:style-name="ce51" table:number-columns-repeated="2"/>
          <table:table-cell table:style-name="ce52" table:number-columns-spanned="5" table:number-rows-spanned="1"/>
          <table:covered-table-cell table:number-columns-repeated="4" table:style-name="ce55"/>
          <table:table-cell table:number-columns-repeated="1009"/>
        </table:table-row>
        <table:table-row table:style-name="ro8">
          <table:covered-table-cell table:style-name="ce6"/>
          <table:table-cell table:style-name="ce17" office:value-type="string" calcext:value-type="string">
            <text:p>Societal aspects</text:p>
          </table:table-cell>
          <table:table-cell table:style-name="ce25" table:content-validation-name="val1" office:value-type="string" calcext:value-type="string">
            <text:p>P</text:p>
          </table:table-cell>
          <table:table-cell table:style-name="ce29" office:value-type="string" calcext:value-type="string">
            <text:p>The final scientific analysis (sections 5.2, 5.3), as well as parts of the background (sections 2.1, 2.2), covers both a walkthough of the current use of procedural methods in city generation, as well as a presentation of the relevant fields. Even so, the scientific study aims to answer the applicability of the methods used in this project, in a broader scientific and industrial context, with focus on the current state of the fields.</text:p>
          </table:table-cell>
          <table:table-cell table:style-name="ce34"/>
          <table:table-cell table:style-name="ce36"/>
          <table:table-cell table:style-name="ce42" office:value-type="string" calcext:value-type="string">
            <text:p>Clearly reports the social relevance of the assignment and its outputs, by clearly discussing for whom and why the work and its results are interesting in a broader perspective.</text:p>
          </table:table-cell>
          <table:table-cell table:style-name="ce84" office:value-type="string" calcext:value-type="string">
            <text:p>7. ability to make assessments informed by relevant ... social ... aspects</text:p>
          </table:table-cell>
          <table:table-cell table:style-name="ce51" table:number-columns-repeated="4"/>
          <table:table-cell table:style-name="ce55" table:number-columns-repeated="3"/>
          <table:table-cell table:number-columns-repeated="1009"/>
        </table:table-row>
        <table:table-row table:style-name="ro9">
          <table:covered-table-cell table:style-name="ce7"/>
          <table:table-cell table:style-name="ce17" office:value-type="string" calcext:value-type="string">
            <text:p>Language, formalities, structure, terminology</text:p>
          </table:table-cell>
          <table:table-cell table:style-name="ce25" table:content-validation-name="val1" office:value-type="string" calcext:value-type="string">
            <text:p>P</text:p>
          </table:table-cell>
          <table:table-cell table:style-name="ce29" office:value-type="string" calcext:value-type="string">
            <text:p>I have followed the KTH guidelines and template for report structure, as well as followed my supervisor’s recommendations. The language and grammar is proper, and the terminology is sufficient for a general reader, and clearly defined and elaborated otherwise.</text:p>
          </table:table-cell>
          <table:table-cell table:style-name="ce34"/>
          <table:table-cell table:style-name="ce37"/>
          <table:table-cell table:style-name="ce40" office:value-type="string" calcext:value-type="string">
            <text:p>The report is well structured, with a clear statement of work, results, and conclusions, with clear analysis and well backed up arguments. Structure, language, references and layout of the report follow the technical / academic standards. Spelling, grammar and formatting are at a good level. Results are presented in a structured way and is clearly illustrated (figures, tables, diagrams, etc.). The report contains English AND Swedish abstracts.</text:p>
          </table:table-cell>
          <table:table-cell table:style-name="ce47" office:value-type="string" calcext:value-type="string" table:number-columns-spanned="1" table:number-rows-spanned="6">
            <text:p>6. demonstrate the ability to clearly present his or her conclusions and the knowledge and arguments on which they are based in speech and writing to different audiences in both national and international contexts.</text:p>
          </table:table-cell>
          <table:table-cell table:style-name="ce51" table:number-columns-repeated="4"/>
          <table:table-cell table:style-name="ce55" table:number-columns-repeated="3"/>
          <table:table-cell table:number-columns-repeated="1009"/>
        </table:table-row>
        <table:table-row table:style-name="ro1">
          <table:table-cell table:style-name="ce8"/>
          <table:table-cell table:style-name="ce18"/>
          <table:table-cell table:style-name="ce26"/>
          <table:table-cell table:style-name="ce30" table:number-columns-repeated="2"/>
          <table:table-cell table:style-name="ce38"/>
          <table:table-cell table:style-name="ce43"/>
          <table:covered-table-cell table:style-name="ce93"/>
          <table:table-cell table:style-name="ce51" table:number-columns-repeated="4"/>
          <table:table-cell table:style-name="ce55" table:number-columns-repeated="3"/>
          <table:table-cell table:number-columns-repeated="1009"/>
        </table:table-row>
        <table:table-row table:style-name="ro6">
          <table:table-cell table:style-name="ce14" office:value-type="string" calcext:value-type="string" table:number-columns-spanned="1" table:number-rows-spanned="4">
            <text:p>Presentation och Opposition</text:p>
          </table:table-cell>
          <table:table-cell table:style-name="ce17" office:value-type="string" calcext:value-type="string">
            <text:p>Oral presentation</text:p>
          </table:table-cell>
          <table:table-cell table:style-name="ce25" table:content-validation-name="val1" office:value-type="string" calcext:value-type="string">
            <text:p>P</text:p>
          </table:table-cell>
          <table:table-cell table:style-name="ce29" office:value-type="string" calcext:value-type="string">
            <text:p>I provided a clear presentation which summarized the report well, aimed to spark interest in the report, and I answered all questions well and sufficiently.</text:p>
          </table:table-cell>
          <table:table-cell table:style-name="ce34"/>
          <table:table-cell table:style-name="ce37"/>
          <table:table-cell table:style-name="ce40" office:value-type="string" calcext:value-type="string">
            <text:p>The presentation is clear, precise, tailored to the audience and respects the posted time limit. Questions and comments from the opponent and the audience are answered well.</text:p>
          </table:table-cell>
          <table:covered-table-cell table:style-name="ce93"/>
          <table:table-cell table:style-name="ce51" table:number-columns-repeated="4"/>
          <table:table-cell table:style-name="ce55" table:number-columns-repeated="3"/>
          <table:table-cell table:number-columns-repeated="1009"/>
        </table:table-row>
        <table:table-row table:style-name="ro10">
          <table:covered-table-cell table:style-name="ce6"/>
          <table:table-cell table:style-name="ce17" office:value-type="string" calcext:value-type="string">
            <text:p>Written opposition</text:p>
          </table:table-cell>
          <table:table-cell table:style-name="ce25" table:content-validation-name="val1" office:value-type="string" calcext:value-type="string">
            <text:p>P</text:p>
          </table:table-cell>
          <table:table-cell table:style-name="ce29" office:value-type="string" calcext:value-type="string">
            <text:p>I provided a useful written opposition which highlighted missing information and topics that needed clarification or expansion in the presenter’s report. I submitted the opposition protocol on time.</text:p>
          </table:table-cell>
          <table:table-cell table:style-name="ce34"/>
          <table:table-cell table:style-name="ce37"/>
          <table:table-cell table:style-name="ce41" office:value-type="string" calcext:value-type="string">
            <text:p>The opposition protocol is clearly and fully completed. The respondent's report has been assessed critically, with strengths and weaknesses identified. Relevant and constructive suggestions for improvement have been given. </text:p>
          </table:table-cell>
          <table:covered-table-cell table:style-name="ce93"/>
          <table:table-cell table:style-name="ce51" table:number-columns-repeated="4"/>
          <table:table-cell table:style-name="ce55" table:number-columns-repeated="3"/>
          <table:table-cell table:number-columns-repeated="1009"/>
        </table:table-row>
        <table:table-row table:style-name="ro11">
          <table:covered-table-cell table:style-name="ce6"/>
          <table:table-cell table:style-name="ce17" office:value-type="string" calcext:value-type="string">
            <text:p>Oral opposition</text:p>
          </table:table-cell>
          <table:table-cell table:style-name="ce25" table:content-validation-name="val1" office:value-type="string" calcext:value-type="string">
            <text:p>F</text:p>
          </table:table-cell>
          <table:table-cell table:style-name="ce29" office:value-type="string" calcext:value-type="string">
            <text:p>I would argue that my oral opposition was not very satisfactory to the presenter, due to my limited knowledge in their field of study, and therefore my limited ability to ask relevant questions. It feels as if most of my questions were not understood or not of a stimulating technical depth.</text:p>
          </table:table-cell>
          <table:table-cell table:style-name="ce34"/>
          <table:table-cell table:style-name="ce37"/>
          <table:table-cell table:style-name="ce40" office:value-type="string" calcext:value-type="string">
            <text:p>Questions and comments have enabled the respondent to explain ambiguities and further develop the reasoning in the report, by opening up for in-depth answers.</text:p>
          </table:table-cell>
          <table:covered-table-cell table:style-name="ce93"/>
          <table:table-cell table:style-name="ce51" table:number-columns-repeated="4"/>
          <table:table-cell table:style-name="ce55" table:number-columns-repeated="3"/>
          <table:table-cell table:number-columns-repeated="1009"/>
        </table:table-row>
        <table:table-row table:style-name="ro10">
          <table:covered-table-cell table:style-name="ce7"/>
          <table:table-cell table:style-name="ce19" office:value-type="string" calcext:value-type="string">
            <text:p>Peer-feedback/review</text:p>
          </table:table-cell>
          <table:table-cell table:style-name="ce25" table:content-validation-name="val1" office:value-type="string" calcext:value-type="string">
            <text:p>-</text:p>
          </table:table-cell>
          <table:table-cell table:style-name="ce29" office:value-type="string" calcext:value-type="string">
            <text:p>Not completed yet.</text:p>
          </table:table-cell>
          <table:table-cell table:style-name="ce34"/>
          <table:table-cell table:style-name="ce37"/>
          <table:table-cell table:style-name="ce40" office:value-type="string" calcext:value-type="string">
            <text:p>The thesis studenthas constructively participated in the written and oral feedback on other members of the supervision group <text:s/>(eg assignment description, specification, pilot study and the draft report).</text:p>
          </table:table-cell>
          <table:covered-table-cell table:style-name="ce93"/>
          <table:table-cell table:style-name="ce51" table:number-columns-repeated="4"/>
          <table:table-cell table:style-name="ce55" table:number-columns-repeated="3"/>
          <table:table-cell table:number-columns-repeated="1009"/>
        </table:table-row>
        <table:table-row table:style-name="ro1">
          <table:table-cell table:style-name="ce8"/>
          <table:table-cell table:style-name="ce18"/>
          <table:table-cell table:style-name="ce26"/>
          <table:table-cell table:style-name="ce30" table:number-columns-repeated="2"/>
          <table:table-cell table:style-name="ce38"/>
          <table:table-cell table:style-name="ce18"/>
          <table:table-cell table:style-name="ce49"/>
          <table:table-cell table:style-name="ce51" table:number-columns-repeated="4"/>
          <table:table-cell table:style-name="ce55" table:number-columns-repeated="3"/>
          <table:table-cell table:number-columns-repeated="1009"/>
        </table:table-row>
        <table:table-row table:style-name="ro6">
          <table:table-cell table:style-name="ce14" office:value-type="string" calcext:value-type="string" table:number-columns-spanned="1" table:number-rows-spanned="4">
            <text:p>Process</text:p>
          </table:table-cell>
          <table:table-cell table:style-name="ce17" office:value-type="string" calcext:value-type="string">
            <text:p>Specification</text:p>
          </table:table-cell>
          <table:table-cell table:style-name="ce25" table:content-validation-name="val1" office:value-type="string" calcext:value-type="string">
            <text:p>P</text:p>
          </table:table-cell>
          <table:table-cell table:style-name="ce29" office:value-type="string" calcext:value-type="string">
            <text:p>I did submit a satisfactory project specification, with clear research goals and methods, and references to relevant literature for continued study.</text:p>
          </table:table-cell>
          <table:table-cell table:style-name="ce34"/>
          <table:table-cell table:style-name="ce36"/>
          <table:table-cell table:style-name="ce40" office:value-type="string" calcext:value-type="string">
            <text:p>A realistic and thorough specification has been developed by the student. The student understands the task and the environment where it will be performed well.</text:p>
          </table:table-cell>
          <table:table-cell table:style-name="ce84" office:value-type="string" calcext:value-type="string" table:number-columns-spanned="5" table:number-rows-spanned="1">
            <text:p>4. Ability yo plan… undertake advanced tasks …</text:p>
          </table:table-cell>
          <table:covered-table-cell table:number-columns-repeated="4" table:style-name="ce93"/>
          <table:table-cell table:style-name="ce55" table:number-columns-repeated="3"/>
          <table:table-cell table:number-columns-repeated="1009"/>
        </table:table-row>
        <table:table-row table:style-name="ro10">
          <table:covered-table-cell table:style-name="ce6"/>
          <table:table-cell table:style-name="ce17" office:value-type="string" calcext:value-type="string">
            <text:p>Execution of specification</text:p>
          </table:table-cell>
          <table:table-cell table:style-name="ce25" table:content-validation-name="val1" office:value-type="string" calcext:value-type="string">
            <text:p>P</text:p>
          </table:table-cell>
          <table:table-cell table:style-name="ce29" office:value-type="string" calcext:value-type="string">
            <text:p>Altough many changes were made to the original specification, I did continously discuss in which direction to take the project with my supervisor. I sent an updated project specification to my examiner prior to presentation, which reflected how the project was finally carried out.</text:p>
          </table:table-cell>
          <table:table-cell table:style-name="ce34"/>
          <table:table-cell table:style-name="ce36"/>
          <table:table-cell table:style-name="ce40" office:value-type="string" calcext:value-type="string">
            <text:p>The work was conducted according to the specification when it comes to schedule and methodology. Changes in the planning has been discussed with the supervisor and have been documented..</text:p>
          </table:table-cell>
          <table:table-cell table:style-name="ce84" office:value-type="string" calcext:value-type="string" table:number-columns-spanned="5" table:number-rows-spanned="1">
            <text:p>4. ... and execute within predetermined time frames</text:p>
          </table:table-cell>
          <table:covered-table-cell table:number-columns-repeated="4" table:style-name="ce93"/>
          <table:table-cell table:style-name="ce55" table:number-columns-repeated="3"/>
          <table:table-cell table:number-columns-repeated="1009"/>
        </table:table-row>
        <table:table-row table:style-name="ro6">
          <table:covered-table-cell table:style-name="ce6"/>
          <table:table-cell table:style-name="ce17" office:value-type="string" calcext:value-type="string">
            <text:p>Autonomy and supervision</text:p>
          </table:table-cell>
          <table:table-cell table:style-name="ce25" table:content-validation-name="val1" office:value-type="string" calcext:value-type="string">
            <text:p>P</text:p>
          </table:table-cell>
          <table:table-cell table:style-name="ce29" office:value-type="string" calcext:value-type="string">
            <text:p>I conducted the project autonomously, with a continous discussion with my supervisor, and I evaluated and used the criticism I received in a constructive way.</text:p>
          </table:table-cell>
          <table:table-cell table:style-name="ce34"/>
          <table:table-cell table:style-name="ce36"/>
          <table:table-cell table:style-name="ce40" office:value-type="string" calcext:value-type="string">
            <text:p>The work has been conducted autonomously, with reasonable supervision efforts. Feedback from supervisor, examiner and opponent has been used in a constructive way.</text:p>
          </table:table-cell>
          <table:table-cell table:style-name="ce84" office:value-type="string" calcext:value-type="string">
            <text:p>8. ... autonomous employment in some other qualified capacity.</text:p>
          </table:table-cell>
          <table:table-cell table:style-name="ce93" table:number-columns-repeated="4"/>
          <table:table-cell table:style-name="ce55" table:number-columns-repeated="3"/>
          <table:table-cell table:number-columns-repeated="1009"/>
        </table:table-row>
        <table:table-row table:style-name="ro12">
          <table:covered-table-cell table:style-name="ce7"/>
          <table:table-cell table:style-name="ce17" office:value-type="string" calcext:value-type="string">
            <text:p>Attendance of two seminars</text:p>
            <text:p>Specify which with presnter's name, title and date.</text:p>
          </table:table-cell>
          <table:table-cell table:style-name="ce25" table:content-validation-name="val1" office:value-type="string" calcext:value-type="string">
            <text:p>P</text:p>
          </table:table-cell>
          <table:table-cell table:style-name="ce29" office:value-type="string" calcext:value-type="string">
            <text:p>Mastafa Foufa, Anomaly Detection across multiple languages, 2 June 2020.</text:p>
            <text:p>Anton Stagge, A time series forecasting approach for queue wait-time prediction, 2 June 2020</text:p>
          </table:table-cell>
          <table:table-cell table:style-name="ce34"/>
          <table:table-cell table:style-name="ce36"/>
          <table:table-cell table:style-name="ce40" office:value-type="string" calcext:value-type="string">
            <text:p>Actively present at two oral presentations of master thesis projects.</text:p>
          </table:table-cell>
          <table:table-cell table:style-name="ce84" office:value-type="string" calcext:value-type="string">
            <text:p>1. ... deepend insight into current research and development.</text:p>
          </table:table-cell>
          <table:table-cell table:style-name="ce84" table:number-columns-repeated="4"/>
          <table:table-cell table:style-name="ce55" table:number-columns-repeated="3"/>
          <table:table-cell table:number-columns-repeated="1009"/>
        </table:table-row>
        <table:table-row table:style-name="ro1">
          <table:table-cell table:style-name="ce4"/>
          <table:table-cell table:style-name="ce55" table:number-columns-repeated="7"/>
          <table:table-cell table:style-name="ce50"/>
          <table:table-cell table:style-name="ce55" table:number-columns-repeated="6"/>
          <table:table-cell table:number-columns-repeated="1009"/>
        </table:table-row>
        <table:table-row table:style-name="ro1">
          <table:table-cell table:style-name="ce9" office:value-type="string" calcext:value-type="string" table:number-columns-spanned="2" table:number-rows-spanned="1">
            <text:p>Målbedömning</text:p>
          </table:table-cell>
          <table:covered-table-cell table:style-name="ce55"/>
          <table:table-cell table:style-name="ce55"/>
          <table:table-cell table:style-name="ce4" office:value-type="string" calcext:value-type="string">
            <text:p>Betyg</text:p>
          </table:table-cell>
          <table:table-cell table:style-name="ce4" table:number-columns-repeated="2"/>
          <table:table-cell table:style-name="ce55" table:number-columns-repeated="9"/>
          <table:table-cell table:number-columns-repeated="1009"/>
        </table:table-row>
        <table:table-row table:style-name="ro1">
          <table:table-cell table:style-name="ce2" office:value-type="float" office:value="1" calcext:value-type="float">
            <text:p>1</text:p>
          </table:table-cell>
          <table:table-cell table:style-name="ce20" table:formula="of:=IF(OR([.C25]=&quot;F&quot;;[.C26]=&quot;F&quot;);&quot;F&quot;; IF(OR([.C25]=&quot;-&quot;;[.C26]=&quot;-&quot;;[.C42]=&quot;-&quot;);&quot;-&quot;;IF(OR([.C25]=&quot;&quot;;[.C26]=&quot;&quot;);&quot;&quot;;&quot;P&quot;)))" office:value-type="string" office:string-value="P" calcext:value-type="string">
            <text:p>P</text:p>
          </table:table-cell>
          <table:table-cell table:style-name="ce55"/>
          <table:table-cell table:style-name="ce20" table:formula="of:=IF(OR([.B45]=&quot;F&quot;;[.B46]=&quot;F&quot;;[.B47]=&quot;F&quot;;[.B48]=&quot;F&quot;;[.B49]=&quot;F&quot;;[.B50]=&quot;F&quot;;[.B51]=&quot;F&quot;;[.B52]=&quot;F&quot;);&quot;F&quot;; IF(OR([.B45]=&quot;-&quot;;[.B46]=&quot;-&quot;;[.B47]=&quot;-&quot;;[.B48]=&quot;-&quot;;[.B49]=&quot;-&quot;;[.B50]=&quot;-&quot;;[.B51]=&quot;-&quot;;[.B52]=&quot;-&quot;);&quot;-&quot;;IF(OR([.B45]=&quot;&quot;;[.B46]=&quot;&quot;;[.B47]=&quot;&quot;;[.B48]=&quot;&quot;;[.B49]=&quot;&quot;;[.B50]=&quot;&quot;;[.B51]=&quot;&quot;;[.B52]=&quot;&quot;);&quot;&quot;;&quot;P&quot;)))" office:value-type="string" office:string-value="F" calcext:value-type="string">
            <text:p>F</text:p>
          </table:table-cell>
          <table:table-cell table:style-name="ce35" table:number-columns-repeated="2"/>
          <table:table-cell table:style-name="ce55" table:number-columns-repeated="9"/>
          <table:table-cell table:number-columns-repeated="1009"/>
        </table:table-row>
        <table:table-row table:style-name="ro1">
          <table:table-cell table:style-name="ce2" office:value-type="float" office:value="2" calcext:value-type="float">
            <text:p>2</text:p>
          </table:table-cell>
          <table:table-cell table:style-name="ce20" table:formula="of:=IF(OR([.C25]=&quot;F&quot;;[.C29]=&quot;F&quot;);&quot;F&quot;; IF(OR([.C25]=&quot;-&quot;;[.C29]=&quot;-&quot;);&quot;-&quot;;IF(OR([.C25]=&quot;&quot;;[.C29]=&quot;&quot;);&quot;&quot;;&quot;P&quot;)))" office:value-type="string" office:string-value="P" calcext:value-type="string">
            <text:p>P</text:p>
          </table:table-cell>
          <table:table-cell table:style-name="ce55"/>
          <table:table-cell table:style-name="ce31" table:number-columns-repeated="3"/>
          <table:table-cell table:style-name="ce2" table:number-columns-repeated="2"/>
          <table:table-cell table:style-name="ce55" table:number-columns-repeated="7"/>
          <table:table-cell table:number-columns-repeated="1009"/>
        </table:table-row>
        <table:table-row table:style-name="ro1">
          <table:table-cell table:style-name="ce2" office:value-type="float" office:value="3" calcext:value-type="float">
            <text:p>3</text:p>
          </table:table-cell>
          <table:table-cell table:style-name="ce20" table:formula="of:=IF(OR([.C24]=&quot;F&quot;);&quot;F&quot;; IF(OR([.C24]=&quot;-&quot;);&quot;-&quot;;IF(OR([.C24]=&quot;&quot;);&quot;&quot;;&quot;P&quot;)))" office:value-type="string" office:string-value="P" calcext:value-type="string">
            <text:p>P</text:p>
          </table:table-cell>
          <table:table-cell table:style-name="ce55" table:number-columns-repeated="13"/>
          <table:table-cell table:number-columns-repeated="1009"/>
        </table:table-row>
        <table:table-row table:style-name="ro1">
          <table:table-cell table:style-name="ce2" office:value-type="float" office:value="4" calcext:value-type="float">
            <text:p>4</text:p>
          </table:table-cell>
          <table:table-cell table:style-name="ce20" table:formula="of:=IF(OR([.C26]=&quot;F&quot;;[.C28]=&quot;F&quot;;[.C39]=&quot;F&quot;;[.C40]=&quot;F&quot;);&quot;F&quot;; IF(OR([.C26]=&quot;-&quot;;[.C28]=&quot;-&quot;;[.C39]=&quot;-&quot;;[.C40]=&quot;-&quot;);&quot;-&quot;;IF(OR([.C26]=&quot;&quot;;[.C28]=&quot;&quot;;[.C39]=&quot;&quot;;[.C40]=&quot;&quot;);&quot;&quot;;&quot;P&quot;)))" office:value-type="string" office:string-value="P" calcext:value-type="string">
            <text:p>P</text:p>
          </table:table-cell>
          <table:table-cell table:style-name="ce55" table:number-columns-repeated="13"/>
          <table:table-cell table:number-columns-repeated="1009"/>
        </table:table-row>
        <table:table-row table:style-name="ro1">
          <table:table-cell table:style-name="ce2" office:value-type="float" office:value="5" calcext:value-type="float">
            <text:p>5</text:p>
          </table:table-cell>
          <table:table-cell table:style-name="ce20" table:formula="of:=IF(OR([.C28]=&quot;F&quot;;[.C30]=&quot;F&quot;);&quot;F&quot;; IF(OR([.C28]=&quot;-&quot;;[.C30]=&quot;-&quot;);&quot;-&quot;;IF(OR([.C28]=&quot;&quot;;[.C30]=&quot;&quot;);&quot;&quot;;&quot;P&quot;)))" office:value-type="string" office:string-value="-" calcext:value-type="string">
            <text:p>-</text:p>
          </table:table-cell>
          <table:table-cell table:style-name="ce55" table:number-columns-repeated="13"/>
          <table:table-cell table:number-columns-repeated="1009"/>
        </table:table-row>
        <table:table-row table:style-name="ro1">
          <table:table-cell table:style-name="ce2" office:value-type="float" office:value="6" calcext:value-type="float">
            <text:p>6</text:p>
          </table:table-cell>
          <table:table-cell table:style-name="ce20" table:formula="of:=IF(OR([.C29]=&quot;F&quot;;[.C34]=&quot;F&quot;;[.C35]=&quot;F&quot;;[.C36]=&quot;F&quot;;[.C37]=&quot;F&quot;);&quot;F&quot;; IF(OR([.C29]=&quot;-&quot;;[.C34]=&quot;-&quot;;[.C35]=&quot;-&quot;;[.C36]=&quot;-&quot;);&quot;-&quot;;IF(OR([.C29]=&quot;&quot;;[.C34]=&quot;&quot;;[.C35]=&quot;&quot;;[.C36]=&quot;&quot;);&quot;&quot;;&quot;P&quot;)))" office:value-type="string" office:string-value="F" calcext:value-type="string">
            <text:p>F</text:p>
          </table:table-cell>
          <table:table-cell table:style-name="ce55" table:number-columns-repeated="13"/>
          <table:table-cell table:number-columns-repeated="1009"/>
        </table:table-row>
        <table:table-row table:style-name="ro1">
          <table:table-cell table:style-name="ce2" office:value-type="float" office:value="7" calcext:value-type="float">
            <text:p>7</text:p>
          </table:table-cell>
          <table:table-cell table:style-name="ce20" table:formula="of:=IF(OR([.C29]=&quot;F&quot;;[.C30]=&quot;F&quot;;[.C31]=&quot;F&quot;);&quot;F&quot;; IF(OR([.C29]=&quot;-&quot;;[.C30]=&quot;-&quot;;[.C31]=&quot;-&quot;);&quot;-&quot;;IF(OR([.C29]=&quot;&quot;;[.C30]=&quot;&quot;;[.C31]=&quot;&quot;);&quot;&quot;;&quot;P&quot;)))" office:value-type="string" office:string-value="-" calcext:value-type="string">
            <text:p>-</text:p>
          </table:table-cell>
          <table:table-cell table:style-name="ce55" table:number-columns-repeated="13"/>
          <table:table-cell table:number-columns-repeated="1009"/>
        </table:table-row>
        <table:table-row table:style-name="ro1">
          <table:table-cell table:style-name="ce2" office:value-type="float" office:value="8" calcext:value-type="float">
            <text:p>8</text:p>
          </table:table-cell>
          <table:table-cell table:style-name="ce20" table:formula="of:=IF(OR([.C27]=&quot;F&quot;;[.C42]=&quot;F&quot;);&quot;F&quot;; IF(OR([.C27]=&quot;-&quot;;[.C42]=&quot;-&quot;);&quot;-&quot;;IF(OR([.C27]=&quot;&quot;;[.C42]=&quot;&quot;);&quot;&quot;;&quot;P&quot;)))" office:value-type="string" office:string-value="P" calcext:value-type="string">
            <text:p>P</text:p>
          </table:table-cell>
          <table:table-cell table:style-name="ce55" table:number-columns-repeated="13"/>
          <table:table-cell table:number-columns-repeated="1009"/>
        </table:table-row>
        <table:table-row table:style-name="ro1">
          <table:table-cell table:style-name="ce55" table:number-columns-repeated="15"/>
          <table:table-cell table:number-columns-repeated="1009"/>
        </table:table-row>
        <table:table-row table:style-name="ro1" table:number-rows-repeated="104852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2pt" style:font-name-asian="AR PL SungtiL GB" style:font-family-asian="'AR PL SungtiL GB'" style:font-family-generic-asian="system" style:font-pitch-asian="variable" style:font-size-asian="12pt" style:font-name-complex="Lohit Devanagari" style:font-family-complex="'Lohit Devanagari'" style:font-family-generic-complex="system" style:font-pitch-complex="variable"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8">00/00/0000</text:date>, <text:time style:data-style-name="N2" text:time-value="16:27:02.956142244">00:00:00</text:time></text:p>
        </style:region-right>
      </style:header>
      <style:header-left style:display="false"/>
      <style:footer>
        <text:p>Page <text:page-number>1</text:page-number><text:s/>/ <text:page-count>99</text:page-count></text:p>
      </style:footer>
      <style:footer-left style:display="false"/>
    </style:master-page>
    <style:master-page style:name="PageStyle_5f_Mall" style:display-name="PageStyle_Mal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ov Engwall</meta:initial-creator>
    <meta:creation-date>2016-06-28T11:10:31</meta:creation-date>
    <dc:date>2020-08-18T17:55:07.816626107</dc:date>
    <meta:generator>LibreOffice/6.0.7.3$Linux_X86_64 LibreOffice_project/00m0$Build-3</meta:generator>
    <meta:editing-duration>PT2H17M42S</meta:editing-duration>
    <meta:editing-cycles>36</meta:editing-cycles>
    <meta:document-statistic meta:table-count="1" meta:cell-count="131" meta:object-count="0"/>
    <meta:user-defined meta:name="AppVersion">14.0300</meta:user-defined>
    <meta:user-defined meta:name="Company">KTH Royal Institute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